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vg delay</text:p>
          </table:table-cell>
          <table:table-cell office:value-type="string" calcext:value-type="string">
            <text:p>median delay</text:p>
          </table:table-cell>
          <table:table-cell office:value-type="string" calcext:value-type="string">
            <text:p>max delay</text:p>
          </table:table-cell>
          <table:table-cell office:value-type="string" calcext:value-type="string">
            <text:p>max perc</text:p>
          </table:table-cell>
          <table:table-cell office:value-type="string" calcext:value-type="string">
            <text:p>min perc</text:p>
          </table:table-cell>
        </table:table-row>
        <table:table-row table:style-name="ro1">
          <table:table-cell/>
          <table:table-cell office:value-type="string" calcext:value-type="string">
            <text:p>Sim1</text:p>
          </table:table-cell>
          <table:table-cell office:value-type="float" office:value="203.25949" calcext:value-type="float">
            <text:p>203,25949</text:p>
          </table:table-cell>
          <table:table-cell office:value-type="float" office:value="191.5" calcext:value-type="float">
            <text:p>191,5</text:p>
          </table:table-cell>
          <table:table-cell office:value-type="float" office:value="599.9004" calcext:value-type="float">
            <text:p>599,9004</text:p>
          </table:table-cell>
          <table:table-cell office:value-type="float" office:value="99.52" calcext:value-type="float">
            <text:p>99,52</text:p>
          </table:table-cell>
          <table:table-cell office:value-type="float" office:value="23.69" calcext:value-type="float">
            <text:p>23,69</text:p>
          </table:table-cell>
        </table:table-row>
        <table:table-row table:style-name="ro1">
          <table:table-cell/>
          <table:table-cell office:value-type="string" calcext:value-type="string">
            <text:p>Sim2</text:p>
          </table:table-cell>
          <table:table-cell office:value-type="float" office:value="199.05885" calcext:value-type="float">
            <text:p>199,05885</text:p>
          </table:table-cell>
          <table:table-cell office:value-type="float" office:value="188.09998" calcext:value-type="float">
            <text:p>188,09998</text:p>
          </table:table-cell>
          <table:table-cell office:value-type="float" office:value="593.5" calcext:value-type="float">
            <text:p>593,5</text:p>
          </table:table-cell>
          <table:table-cell office:value-type="float" office:value="99.5" calcext:value-type="float">
            <text:p>99,5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/>
          <table:table-cell office:value-type="string" calcext:value-type="string">
            <text:p>Sim3</text:p>
          </table:table-cell>
          <table:table-cell office:value-type="float" office:value="197.67677" calcext:value-type="float">
            <text:p>197,67677</text:p>
          </table:table-cell>
          <table:table-cell office:value-type="float" office:value="186.40039" calcext:value-type="float">
            <text:p>186,40039</text:p>
          </table:table-cell>
          <table:table-cell office:value-type="float" office:value="599.5" calcext:value-type="float">
            <text:p>599,5</text:p>
          </table:table-cell>
          <table:table-cell office:value-type="float" office:value="99.5" calcext:value-type="float">
            <text:p>99,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string" calcext:value-type="string">
            <text:p>Sim4</text:p>
          </table:table-cell>
          <table:table-cell office:value-type="float" office:value="206.32863" calcext:value-type="float">
            <text:p>206,32863</text:p>
          </table:table-cell>
          <table:table-cell office:value-type="float" office:value="190.69" calcext:value-type="float">
            <text:p>190,69</text:p>
          </table:table-cell>
          <table:table-cell office:value-type="float" office:value="1799.69" calcext:value-type="float">
            <text:p>1799,69</text:p>
          </table:table-cell>
          <table:table-cell office:value-type="float" office:value="100" calcext:value-type="float">
            <text:p>100</text:p>
          </table:table-cell>
          <table:table-cell office:value-type="float" office:value="11.3" calcext:value-type="float">
            <text:p>11,3</text:p>
          </table:table-cell>
        </table:table-row>
        <table:table-row table:style-name="ro1">
          <table:table-cell/>
          <table:table-cell office:value-type="string" calcext:value-type="string">
            <text:p>Sim5</text:p>
          </table:table-cell>
          <table:table-cell office:value-type="float" office:value="212.288" calcext:value-type="float">
            <text:p>212,288</text:p>
          </table:table-cell>
          <table:table-cell office:value-type="float" office:value="196.9" calcext:value-type="float">
            <text:p>196,9</text:p>
          </table:table-cell>
          <table:table-cell office:value-type="float" office:value="1798.5" calcext:value-type="float">
            <text:p>1798,5</text:p>
          </table:table-cell>
          <table:table-cell office:value-type="float" office:value="100" calcext:value-type="float">
            <text:p>100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/>
          <table:table-cell office:value-type="string" calcext:value-type="string">
            <text:p>Sim6</text:p>
          </table:table-cell>
          <table:table-cell office:value-type="float" office:value="209.7" calcext:value-type="float">
            <text:p>209,7</text:p>
          </table:table-cell>
          <table:table-cell office:value-type="float" office:value="191.7" calcext:value-type="float">
            <text:p>191,7</text:p>
          </table:table-cell>
          <table:table-cell office:value-type="float" office:value="1799.69" calcext:value-type="float">
            <text:p>1799,69</text:p>
          </table:table-cell>
          <table:table-cell office:value-type="float" office:value="99.5" calcext:value-type="float">
            <text:p>99,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/>
          <table:table-cell office:value-type="string" calcext:value-type="string">
            <text:p>Sim7</text:p>
          </table:table-cell>
          <table:table-cell office:value-type="float" office:value="207.3567" calcext:value-type="float">
            <text:p>207,3567</text:p>
          </table:table-cell>
          <table:table-cell office:value-type="float" office:value="189.3999" calcext:value-type="float">
            <text:p>189,3999</text:p>
          </table:table-cell>
          <table:table-cell office:value-type="float" office:value="3592.8" calcext:value-type="float">
            <text:p>3592,8</text:p>
          </table:table-cell>
          <table:table-cell office:value-type="float" office:value="99.5" calcext:value-type="float">
            <text:p>99,5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/>
          <table:table-cell office:value-type="string" calcext:value-type="string">
            <text:p>Sim8</text:p>
          </table:table-cell>
          <table:table-cell office:value-type="float" office:value="211.04" calcext:value-type="float">
            <text:p>211,04</text:p>
          </table:table-cell>
          <table:table-cell office:value-type="float" office:value="194" calcext:value-type="float">
            <text:p>194</text:p>
          </table:table-cell>
          <table:table-cell office:value-type="float" office:value="3599.5" calcext:value-type="float">
            <text:p>3599,5</text:p>
          </table:table-cell>
          <table:table-cell office:value-type="float" office:value="99.5" calcext:value-type="float">
            <text:p>99,5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/>
          <table:table-cell office:value-type="string" calcext:value-type="string">
            <text:p>Sim9</text:p>
          </table:table-cell>
          <table:table-cell office:value-type="float" office:value="207.34" calcext:value-type="float">
            <text:p>207,34</text:p>
          </table:table-cell>
          <table:table-cell office:value-type="float" office:value="188.09" calcext:value-type="float">
            <text:p>188,09</text:p>
          </table:table-cell>
          <table:table-cell office:value-type="float" office:value="3595.59" calcext:value-type="float">
            <text:p>3595,59</text:p>
          </table:table-cell>
          <table:table-cell office:value-type="float" office:value="99.4" calcext:value-type="float">
            <text:p>99,4</text:p>
          </table:table-cell>
          <table:table-cell office:value-type="float" office:value="2.88" calcext:value-type="float">
            <text:p>2,88</text:p>
          </table:table-cell>
        </table:table-row>
        <table:table-row table:style-name="ro1">
          <table:table-cell/>
          <table:table-cell office:value-type="string" calcext:value-type="string">
            <text:p>Sim10</text:p>
          </table:table-cell>
          <table:table-cell office:value-type="float" office:value="141.16" calcext:value-type="float">
            <text:p>141,16</text:p>
          </table:table-cell>
          <table:table-cell office:value-type="float" office:value="131.799" calcext:value-type="float">
            <text:p>131,799</text:p>
          </table:table-cell>
          <table:table-cell office:value-type="float" office:value="598.8" calcext:value-type="float">
            <text:p>598,8</text:p>
          </table:table-cell>
          <table:table-cell office:value-type="float" office:value="99.5" calcext:value-type="float">
            <text:p>99,5</text:p>
          </table:table-cell>
          <table:table-cell office:value-type="float" office:value="28.43" calcext:value-type="float">
            <text:p>28,43</text:p>
          </table:table-cell>
        </table:table-row>
        <table:table-row table:style-name="ro1">
          <table:table-cell/>
          <table:table-cell office:value-type="string" calcext:value-type="string">
            <text:p>Sim11</text:p>
          </table:table-cell>
          <table:table-cell office:value-type="float" office:value="139.9" calcext:value-type="float">
            <text:p>139,9</text:p>
          </table:table-cell>
          <table:table-cell office:value-type="float" office:value="132.29" calcext:value-type="float">
            <text:p>132,29</text:p>
          </table:table-cell>
          <table:table-cell office:value-type="float" office:value="599.9" calcext:value-type="float">
            <text:p>599,9</text:p>
          </table:table-cell>
          <table:table-cell office:value-type="float" office:value="99.3" calcext:value-type="float">
            <text:p>99,3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/>
          <table:table-cell office:value-type="string" calcext:value-type="string">
            <text:p>Sim12</text:p>
          </table:table-cell>
          <table:table-cell office:value-type="float" office:value="135.8" calcext:value-type="float">
            <text:p>135,8</text:p>
          </table:table-cell>
          <table:table-cell office:value-type="float" office:value="128.4" calcext:value-type="float">
            <text:p>128,4</text:p>
          </table:table-cell>
          <table:table-cell office:value-type="float" office:value="598.5" calcext:value-type="float">
            <text:p>598,5</text:p>
          </table:table-cell>
          <table:table-cell office:value-type="float" office:value="100" calcext:value-type="float">
            <text:p>100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/>
          <table:table-cell office:value-type="string" calcext:value-type="string">
            <text:p>Sim13</text:p>
          </table:table-cell>
          <table:table-cell office:value-type="float" office:value="145.5" calcext:value-type="float">
            <text:p>145,5</text:p>
          </table:table-cell>
          <table:table-cell office:value-type="float" office:value="131.09" calcext:value-type="float">
            <text:p>131,09</text:p>
          </table:table-cell>
          <table:table-cell office:value-type="float" office:value="1799.6" calcext:value-type="float">
            <text:p>1799,6</text:p>
          </table:table-cell>
          <table:table-cell office:value-type="float" office:value="100" calcext:value-type="float">
            <text:p>100</text:p>
          </table:table-cell>
          <table:table-cell office:value-type="float" office:value="31.7" calcext:value-type="float">
            <text:p>31,7</text:p>
          </table:table-cell>
        </table:table-row>
        <table:table-row table:style-name="ro1">
          <table:table-cell/>
          <table:table-cell office:value-type="string" calcext:value-type="string">
            <text:p>Sim14</text:p>
          </table:table-cell>
          <table:table-cell office:value-type="float" office:value="148.59" calcext:value-type="float">
            <text:p>148,59</text:p>
          </table:table-cell>
          <table:table-cell office:value-type="float" office:value="133.5" calcext:value-type="float">
            <text:p>133,5</text:p>
          </table:table-cell>
          <table:table-cell office:value-type="float" office:value="1799.5" calcext:value-type="float">
            <text:p>1799,5</text:p>
          </table:table-cell>
          <table:table-cell office:value-type="float" office:value="100" calcext:value-type="float">
            <text:p>100</text:p>
          </table:table-cell>
          <table:table-cell office:value-type="float" office:value="20.3" calcext:value-type="float">
            <text:p>20,3</text:p>
          </table:table-cell>
        </table:table-row>
        <table:table-row table:style-name="ro1">
          <table:table-cell/>
          <table:table-cell office:value-type="string" calcext:value-type="string">
            <text:p>Sim15</text:p>
          </table:table-cell>
          <table:table-cell office:value-type="float" office:value="145.55" calcext:value-type="float">
            <text:p>145,55</text:p>
          </table:table-cell>
          <table:table-cell office:value-type="float" office:value="130.7" calcext:value-type="float">
            <text:p>130,7</text:p>
          </table:table-cell>
          <table:table-cell office:value-type="float" office:value="1799.5" calcext:value-type="float">
            <text:p>1799,5</text:p>
          </table:table-cell>
          <table:table-cell office:value-type="float" office:value="100" calcext:value-type="float">
            <text:p>100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/>
          <table:table-cell office:value-type="string" calcext:value-type="string">
            <text:p>Sim16</text:p>
          </table:table-cell>
          <table:table-cell office:value-type="float" office:value="152.5" calcext:value-type="float">
            <text:p>152,5</text:p>
          </table:table-cell>
          <table:table-cell office:value-type="float" office:value="135.5" calcext:value-type="float">
            <text:p>135,5</text:p>
          </table:table-cell>
          <table:table-cell office:value-type="float" office:value="3599.5" calcext:value-type="float">
            <text:p>3599,5</text:p>
          </table:table-cell>
          <table:table-cell office:value-type="float" office:value="100" calcext:value-type="float">
            <text:p>100</text:p>
          </table:table-cell>
          <table:table-cell office:value-type="float" office:value="30.8" calcext:value-type="float">
            <text:p>30,8</text:p>
          </table:table-cell>
        </table:table-row>
        <table:table-row table:style-name="ro1">
          <table:table-cell/>
          <table:table-cell office:value-type="string" calcext:value-type="string">
            <text:p>Sim17</text:p>
          </table:table-cell>
          <table:table-cell office:value-type="float" office:value="148.4" calcext:value-type="float">
            <text:p>148,4</text:p>
          </table:table-cell>
          <table:table-cell office:value-type="float" office:value="131.79" calcext:value-type="float">
            <text:p>131,79</text:p>
          </table:table-cell>
          <table:table-cell office:value-type="float" office:value="3598.8" calcext:value-type="float">
            <text:p>3598,8</text:p>
          </table:table-cell>
          <table:table-cell office:value-type="float" office:value="100" calcext:value-type="float">
            <text:p>100</text:p>
          </table:table-cell>
          <table:table-cell office:value-type="float" office:value="19.9" calcext:value-type="float">
            <text:p>19,9</text:p>
          </table:table-cell>
        </table:table-row>
        <table:table-row table:style-name="ro1">
          <table:table-cell/>
          <table:table-cell office:value-type="string" calcext:value-type="string">
            <text:p>Sim18</text:p>
          </table:table-cell>
          <table:table-cell office:value-type="float" office:value="151.24" calcext:value-type="float">
            <text:p>151,24</text:p>
          </table:table-cell>
          <table:table-cell office:value-type="float" office:value="133.69" calcext:value-type="float">
            <text:p>133,69</text:p>
          </table:table-cell>
          <table:table-cell office:value-type="float" office:value="3599.6" calcext:value-type="float">
            <text:p>3599,6</text:p>
          </table:table-cell>
          <table:table-cell office:value-type="float" office:value="100" calcext:value-type="float">
            <text:p>100</text:p>
          </table:table-cell>
          <table:table-cell office:value-type="float" office:value="9.95" calcext:value-type="float">
            <text:p>9,9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pray&amp;Wa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T5</text:p>
          </table:table-cell>
          <table:table-cell office:value-type="float" office:value="61.5" calcext:value-type="float">
            <text:p>61,5</text:p>
          </table:table-cell>
          <table:table-cell office:value-type="float" office:value="21.69" calcext:value-type="float">
            <text:p>21,69</text:p>
          </table:table-cell>
          <table:table-cell office:value-type="float" office:value="578" calcext:value-type="float">
            <text:p>578</text:p>
          </table:table-cell>
          <table:table-cell office:value-type="float" office:value="2.8" calcext:value-type="float">
            <text:p>2,8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/>
          <table:table-cell office:value-type="string" calcext:value-type="string">
            <text:p>BT4</text:p>
          </table:table-cell>
          <table:table-cell office:value-type="float" office:value="96.4" calcext:value-type="float">
            <text:p>96,4</text:p>
          </table:table-cell>
          <table:table-cell office:value-type="float" office:value="56.45" calcext:value-type="float">
            <text:p>56,45</text:p>
          </table:table-cell>
          <table:table-cell office:value-type="float" office:value="575.6" calcext:value-type="float">
            <text:p>575,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-00-0000</text:date>, <text:time style:data-style-name="N2" text:time-value="10:13:17.185962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8:29:37.108728620</meta:creation-date>
    <dc:date>2018-06-05T10:18:14.472604908</dc:date>
    <meta:editing-duration>PT28M59S</meta:editing-duration>
    <meta:editing-cycles>3</meta:editing-cycles>
    <meta:generator>LibreOffice/5.1.6.2$Linux_X86_64 LibreOffice_project/10m0$Build-2</meta:generator>
    <meta:document-statistic meta:table-count="1" meta:cell-count="126" meta:object-count="0"/>
  </office:meta>
</office:document-meta>
</file>